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ispace" svg:font-family="Unispace" style:font-family-generic="modern" style:font-pitch="fixed"/>
  </office:font-face-decls>
  <office:automatic-styles>
    <style:style style:name="P1" style:family="paragraph" style:parent-style-name="Standard">
      <style:text-properties fo:color="#f8f8f2" loext:opacity="100%" style:font-name="Consolas" fo:font-size="20.25pt" fo:font-weight="normal" officeooo:rsid="0009967e" officeooo:paragraph-rsid="0009967e" fo:background-color="#282a36"/>
    </style:style>
    <style:style style:name="P2" style:family="paragraph" style:parent-style-name="Standard">
      <style:text-properties fo:color="#f8f8f2" loext:opacity="100%" style:font-name="Unispace" fo:font-size="20.25pt" fo:font-weight="normal" officeooo:rsid="0009967e" officeooo:paragraph-rsid="0009967e" fo:background-color="#282a36"/>
    </style:style>
    <style:style style:name="P3" style:family="paragraph" style:parent-style-name="Standard">
      <style:text-properties fo:color="#f8f8f2" loext:opacity="100%" style:font-name="Consolas" fo:font-size="20.25pt" fo:font-weight="normal" officeooo:paragraph-rsid="0007144a" fo:background-color="#282a36"/>
    </style:style>
    <style:style style:name="P4" style:family="paragraph" style:parent-style-name="Standard">
      <style:text-properties fo:color="#f8f8f2" loext:opacity="100%" style:font-name="Consolas" fo:font-size="20.25pt" fo:font-weight="normal" officeooo:rsid="0007144a" officeooo:paragraph-rsid="0007144a" fo:background-color="#282a36" style:font-size-asian="28pt" style:font-size-complex="32pt"/>
    </style:style>
    <style:style style:name="P5" style:family="paragraph" style:parent-style-name="Standard">
      <style:text-properties fo:color="#f8f8f2" loext:opacity="100%" style:font-name="Consolas" fo:font-size="20.25pt" fo:font-weight="normal" officeooo:rsid="00077ae4" officeooo:paragraph-rsid="00077ae4" fo:background-color="#282a36"/>
    </style:style>
    <style:style style:name="P6" style:family="paragraph" style:parent-style-name="Standard">
      <style:text-properties fo:color="#f8f8f2" loext:opacity="100%" style:font-name="Consolas" fo:font-size="20.25pt" fo:font-weight="normal" officeooo:rsid="00077ae4" officeooo:paragraph-rsid="000b84ab" fo:background-color="#282a36"/>
    </style:style>
    <style:style style:name="P7" style:family="paragraph" style:parent-style-name="Standard">
      <style:text-properties fo:color="#f8f8f2" loext:opacity="100%" style:font-name="Consolas" fo:font-size="20.25pt" fo:font-weight="normal" officeooo:paragraph-rsid="00077ae4" fo:background-color="#282a36"/>
    </style:style>
    <style:style style:name="P8" style:family="paragraph" style:parent-style-name="Standard">
      <style:text-properties fo:color="#f8f8f2" loext:opacity="100%" style:font-name="Consolas" fo:font-size="20.25pt" fo:font-weight="normal" officeooo:rsid="00098000" officeooo:paragraph-rsid="0007144a" fo:background-color="#282a36"/>
    </style:style>
    <style:style style:name="T1" style:family="text">
      <style:text-properties fo:color="#8be9fd" loext:opacity="100%" officeooo:rsid="0007144a" style:font-size-asian="28pt" style:font-size-complex="32pt"/>
    </style:style>
    <style:style style:name="T2" style:family="text">
      <style:text-properties fo:color="#8be9fd" loext:opacity="100%" style:font-size-asian="28pt" style:font-size-complex="32pt"/>
    </style:style>
    <style:style style:name="T3" style:family="text">
      <style:text-properties fo:color="#ff79c6" loext:opacity="100%" officeooo:rsid="0007144a" style:font-size-asian="28pt" style:font-size-complex="32pt"/>
    </style:style>
    <style:style style:name="T4" style:family="text">
      <style:text-properties fo:color="#8be9fd" loext:opacity="100%"/>
    </style:style>
    <style:style style:name="T5" style:family="text">
      <style:text-properties fo:color="#bd93f9" loext:opacity="100%"/>
    </style:style>
    <style:style style:name="T6" style:family="text">
      <style:text-properties fo:color="#ff79c6" loext:opacity="100%"/>
    </style:style>
    <style:style style:name="T7" style:family="text">
      <style:text-properties fo:color="#bd93f9" loext:opacity="100%" officeooo:rsid="0007144a"/>
    </style:style>
    <style:style style:name="T8" style:family="text">
      <style:text-properties officeooo:rsid="000b8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C</text:span><text:span text:style-name="T2">omo aplicar um gradiente linear na css</text:span></text:p>
      <text:p text:style-name="P3"><text:span text:style-name="T1"/></text:p>
      <text:p text:style-name="P3"><text:span text:style-name="T1"/></text:p>
      <text:p text:style-name="P3"><text:span text:style-name="T1">background-image</text:span><text:span text:style-name="T3">:</text:span><text:span text:style-name="T4">linear-gradient</text:span>(<text:span text:style-name="T5">-45</text:span><text:span text:style-name="T6">deg</text:span>, <text:span text:style-name="T5">#</text:span><text:span text:style-name="T7">000000</text:span>, <text:span text:style-name="T5">#</text:span><text:span text:style-name="T7">000000</text:span>, <text:span text:style-name="T5">#</text:span><text:span text:style-name="T7">000000</text:span>);</text:p>
      <text:p text:style-name="P4"><text:span text:style-name="T6"/></text:p>
      <text:p text:style-name="P3"><text:span text:style-name="T4">background-image</text:span><text:span text:style-name="T6">:</text:span><text:span text:style-name="T4">linear-gradient</text:span>(<text:span text:style-name="T5">45</text:span><text:span text:style-name="T6">deg</text:span>, <text:span text:style-name="T5">#000000</text:span>, <text:span text:style-name="T5">#000000</text:span>, <text:span text:style-name="T5">#000000</text:span>);</text:p>
      <text:p text:style-name="P5"/>
      <text:p text:style-name="P6"><text:span text:style-name="T8">{ </text:span>pode-se utilizar uma quantidade em degraus, tanto negativo quanto positivo para indicar a direção do gradiente. <text:span text:style-name="T8">}</text:span></text:p>
      <text:p text:style-name="P7"/>
      <text:p text:style-name="P3"><text:span text:style-name="T4">background-image</text:span><text:span text:style-name="T6">:</text:span><text:span text:style-name="T4">linear-gradient</text:span>(<text:span text:style-name="T6">to</text:span> <text:span text:style-name="T5">top</text:span>, <text:span text:style-name="T5">#000000</text:span>, <text:span text:style-name="T5">#000000</text:span>, <text:span text:style-name="T5">#000000</text:span>);</text:p>
      <text:p text:style-name="P3"/>
      <text:p text:style-name="P3"><text:span text:style-name="T4">background-image</text:span><text:span text:style-name="T6">:</text:span><text:span text:style-name="T4">linear-gradient</text:span>(<text:span text:style-name="T6">to</text:span> <text:span text:style-name="T5">right</text:span>, <text:span text:style-name="T5">#000000</text:span>, <text:span text:style-name="T5">#000000</text:span>, <text:span text:style-name="T5">#000000</text:span>);</text:p>
      <text:p text:style-name="P3"/>
      <text:p text:style-name="P3"><text:span text:style-name="T4">background-image</text:span><text:span text:style-name="T6">:</text:span><text:span text:style-name="T4">linear-gradient</text:span>(<text:span text:style-name="T6">to</text:span> <text:span text:style-name="T5">bottom</text:span>, <text:span text:style-name="T5">#000000</text:span>, <text:span text:style-name="T5">#000000</text:span>, <text:span text:style-name="T5">#000000</text:span>);</text:p>
      <text:p text:style-name="P3"/>
      <text:p text:style-name="P3"><text:span text:style-name="T4">background-image</text:span><text:span text:style-name="T6">:</text:span><text:span text:style-name="T4">linear-gradient</text:span>(<text:span text:style-name="T6">to</text:span> <text:span text:style-name="T5">left</text:span>, <text:span text:style-name="T5">#000000</text:span>, <text:span text:style-name="T5">#000000</text:span>, <text:span text:style-name="T5">#000000</text:span>);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ispace" svg:font-family="Unispace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t" number:transliteration-country="BR">
      <number:number number:decimal-places="0" number:min-decimal-places="0" number:min-integer-digits="1"/>
    </number:number-style>
    <number:number-style style:name="N109" loext:transliteration-spellout="capitalize cardinal" number:transliteration-language="pt" number:transliteration-country="BR">
      <number:number number:decimal-places="0" number:min-decimal-places="0" number:min-integer-digits="1"/>
    </number:number-style>
    <number:number-style style:name="N110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11" loext:transliteration-spellout="upper cardinal" number:transliteration-language="pt" number:transliteration-country="B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16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17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18" loext:transliteration-spellout="upper USD" number:transliteration-language="pt" number:transliteration-country="BR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currency-style style:name="N129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33P0"/>
    </number:currency-style>
    <number:number-style style:name="N134" loext:transliteration-spellout="BRL" number:transliteration-language="pt" number:transliteration-country="BR">
      <number:number number:decimal-places="0" number:min-decimal-places="0" number:min-integer-digits="1"/>
    </number:number-style>
    <number:number-style style:name="N135" loext:transliteration-spellout="BRL" number:transliteration-language="pt" number:transliteration-country="BR">
      <number:number number:decimal-places="2" number:min-decimal-places="2" number:min-integer-digits="1"/>
    </number:number-style>
    <number:number-style style:name="N136" loext:transliteration-spellout="upper BRL" number:transliteration-language="pt" number:transliteration-country="BR">
      <number:number number:decimal-places="0" number:min-decimal-places="0" number:min-integer-digits="1"/>
    </number:number-style>
    <number:number-style style:name="N137" loext:transliteration-spellout="upper BRL" number:transliteration-language="pt" number:transliteration-country="B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21:57:12.972000000</meta:creation-date>
    <meta:generator>LibreOffice/24.8.4.2$Windows_X86_64 LibreOffice_project/bb3cfa12c7b1bf994ecc5649a80400d06cd71002</meta:generator>
    <dc:date>2025-01-07T22:27:44.372000000</dc:date>
    <meta:editing-duration>PT30M20S</meta:editing-duration>
    <meta:editing-cycles>7</meta:editing-cycles>
    <meta:document-statistic meta:table-count="0" meta:image-count="0" meta:object-count="0" meta:page-count="1" meta:paragraph-count="8" meta:word-count="53" meta:character-count="567" meta:non-whitespace-character-count="522"/>
  </office:meta>
</office:document-meta>
</file>